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6.21pt"/>
    </style:style>
    <style:style style:name="co5" style:family="table-column">
      <style:table-column-properties fo:break-before="auto" style:column-width="103.15pt"/>
    </style:style>
    <style:style style:name="co6" style:family="table-column">
      <style:table-column-properties fo:break-before="auto" style:column-width="11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27" style:family="table-cell" style:parent-style-name="Default" style:data-style-name="N130"/>
    <style:style style:name="ce28" style:family="table-cell" style:parent-style-name="Default" style:data-style-name="N130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ext-properties fo:color="#ffffff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32" style:family="table-cell" style:parent-style-name="Default" style:data-style-name="N130">
      <style:table-cell-properties fo:background-color="#cfe7f5"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41" style:family="table-cell" style:parent-style-name="Default" style:data-style-name="N130">
      <style:text-properties fo:color="#ffffff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8" draw:style-name="gr1" draw:text-style-name="P1" svg:width="453.51pt" svg:height="255.09pt" svg:x="303.65pt" svg:y="267.59pt">
            <draw:object draw:notify-on-update-of-ranges="Sheet1.D22:Sheet1.D33 Sheet1.E22:Sheet1.E33 Sheet1.F22:Sheet1.F33 Sheet1.G22:Sheet1.G33 Sheet1.H22:Sheet1.H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5" table:number-columns-repeated="2" table:default-cell-style-name="ce36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2" draw:text-style-name="P3" svg:width="296.56pt" svg:height="106.47pt" svg:x="216pt" svg:y="0pt" draw:caption-point-x="-17.29pt" draw:caption-point-y="0.28pt">
              <dc:date>2019-06-11T00:00:00</dc:date>
              <text:p text:style-name="P2"><text:span text:style-name="T1">Name and mathematical definition of the chosen function from:</text:span></text:p>
              <text:p text:style-name="P2"><text:span text:style-name="T1"/></text:p>
              <text:p text:style-name="P2"><text:span text:style-name="T1">https://www.matematica.pt/en/useful/list-curves.php</text:span></text:p>
            </office:annotation>
            <text:p>witch of agnesi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3" draw:text-style-name="P3" svg:width="118.66pt" svg:height="50.49pt" svg:x="426.19pt" svg:y="0pt" draw:caption-point-x="-17.29pt" draw:caption-point-y="0.28pt">
              <dc:date>2019-06-11T00:00:00</dc:date>
              <text:p text:style-name="P2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1" office:value-type="float" office:value="6.988235" calcext:value-type="float" table:number-columns-spanned="1" table:number-rows-spanned="3">
            <office:annotation draw:style-name="gr4" draw:text-style-name="P3" svg:width="199.08pt" svg:height="117.67pt" svg:x="198.71pt" svg:y="25.88pt" draw:caption-point-x="0pt" draw:caption-point-y="0pt">
              <dc:date>2019-06-11T00:00:00</dc:date>
              <text:p text:style-name="P2"><text:span text:style-name="T1">Type here the area calculated with the serial version.</text:span></text:p>
              <text:p text:style-name="P2"><text:span text:style-name="T1"/></text:p>
              <text:p text:style-name="P2"><text:span text:style-name="T1">Check for each concurrent version that reports the same ara.</text:span></text:p>
            </office:annotation>
            <text:p>6.988235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00463" calcext:value-type="float">
            <text:p>0.000000463</text:p>
          </table:table-cell>
          <table:table-cell table:style-name="ce12" office:value-type="float" office:value="0.000215538" calcext:value-type="float">
            <office:annotation draw:style-name="gr5" draw:text-style-name="P3" svg:width="147.34pt" svg:height="39.29pt" svg:x="512.05pt" svg:y="25.88pt" draw:caption-point-x="0pt" draw:caption-point-y="0pt">
              <dc:date>2019-06-11T00:00:00</dc:date>
              <text:p text:style-name="P2"><text:span text:style-name="T1">Duration in seconds running with 1 thread</text:span></text:p>
            </office:annotation>
            <text:p>0.000215538</text:p>
          </table:table-cell>
          <table:table-cell table:style-name="ce12" office:value-type="float" office:value="0.001063886" calcext:value-type="float">
            <office:annotation draw:style-name="gr3" draw:text-style-name="P3" svg:width="148.14pt" svg:height="50.49pt" svg:x="631.45pt" svg:y="25.88pt" draw:caption-point-x="0pt" draw:caption-point-y="0pt">
              <dc:date>2019-06-11T00:00:00</dc:date>
              <text:p text:style-name="P2"><text:span text:style-name="T1">Duration in seconds running with 1xCPU threads</text:span></text:p>
            </office:annotation>
            <text:p>0.001063886</text:p>
          </table:table-cell>
          <table:table-cell table:style-name="ce12" office:value-type="float" office:value="0.001893584" calcext:value-type="float">
            <text:p>0.001893584</text:p>
          </table:table-cell>
          <table:table-cell table:style-name="ce12" office:value-type="float" office:value="0.004480875" calcext:value-type="float">
            <text:p>0.004480875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0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32" table:formula="of:=[.D3]/[.E3]" office:value-type="float" office:value="0.00214811309374681" calcext:value-type="float">
            <text:p>0.002148113</text:p>
          </table:table-cell>
          <table:table-cell table:style-name="ce32" table:formula="of:=[.D3]/[.F3]" office:value-type="float" office:value="0.000435197004190299" calcext:value-type="float">
            <text:p>0.000435197</text:p>
          </table:table-cell>
          <table:table-cell table:style-name="ce13" table:formula="of:=[.D3]/[.G3]" office:value-type="float" office:value="0.000244509881790298" calcext:value-type="float">
            <text:p>0.00024450988179</text:p>
          </table:table-cell>
          <table:table-cell table:style-name="ce32" table:formula="of:=[.D3]/[.H3]" office:value-type="float" office:value="0.000103328033029263" calcext:value-type="float">
            <text:p>0.000103328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51.48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4]/[.E2]" office:value-type="float" office:value="0.00214811309374681" calcext:value-type="float">
            <text:p>0.002148113093747</text:p>
          </table:table-cell>
          <table:table-cell table:style-name="ce13" table:formula="of:=[.F4]/[.F2]" office:value-type="float" office:value="0.0000271998127618937" calcext:value-type="float">
            <text:p>2.71998127618937E-05</text:p>
          </table:table-cell>
          <table:table-cell table:style-name="ce13" table:formula="of:=[.G4]/[.G2]" office:value-type="float" office:value="0.00000764093380594682" calcext:value-type="float">
            <text:p>7.64093380594682E-06</text:p>
          </table:table-cell>
          <table:table-cell table:style-name="ce13" table:formula="of:=[.H4]/[.H2]" office:value-type="float" office:value="0.00000161450051608223" calcext:value-type="float">
            <text:p>1.61450051608223E-06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21" office:value-type="float" office:value="6.381742" calcext:value-type="float" table:number-columns-spanned="1" table:number-rows-spanned="3">
            <text:p>6.381742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01059" calcext:value-type="float">
            <text:p>0.000001059</text:p>
          </table:table-cell>
          <table:table-cell table:style-name="ce12" office:value-type="float" office:value="0.000226263" calcext:value-type="float">
            <text:p>0.000226263</text:p>
          </table:table-cell>
          <table:table-cell table:style-name="ce12" office:value-type="float" office:value="0.001114503" calcext:value-type="float">
            <text:p>0.001114503</text:p>
          </table:table-cell>
          <table:table-cell table:style-name="ce12" office:value-type="float" office:value="0.002317742" calcext:value-type="float">
            <text:p>0.002317742</text:p>
          </table:table-cell>
          <table:table-cell table:style-name="ce12" office:value-type="float" office:value="0.004432556" calcext:value-type="float">
            <text:p>0.004432556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38.41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6]/[.E6]" office:value-type="float" office:value="0.00468039405470625" calcext:value-type="float">
            <text:p>0.004680394054706</text:p>
          </table:table-cell>
          <table:table-cell table:style-name="ce13" table:formula="of:=[.D6]/[.F6]" office:value-type="float" office:value="0.000950199326515945" calcext:value-type="float">
            <text:p>0.000950199326516</text:p>
          </table:table-cell>
          <table:table-cell table:style-name="ce32" table:formula="of:=[.D6]/[.G6]" office:value-type="float" office:value="0.000456910216926647" calcext:value-type="float">
            <text:p>0.000456910</text:p>
          </table:table-cell>
          <table:table-cell table:style-name="ce13" table:formula="of:=[.D6]/[.H6]" office:value-type="float" office:value="0.000238914071249184" calcext:value-type="float">
            <text:p>0.000238914071249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89.86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7]/[.E2]" office:value-type="float" office:value="0.00468039405470625" calcext:value-type="float">
            <text:p>0.004680394054706</text:p>
          </table:table-cell>
          <table:table-cell table:style-name="ce13" table:formula="of:=[.F7]/[.F2]" office:value-type="float" office:value="0.0000593874579072466" calcext:value-type="float">
            <text:p>5.93874579072466E-05</text:p>
          </table:table-cell>
          <table:table-cell table:style-name="ce13" table:formula="of:=[.G7]/[.G2]" office:value-type="float" office:value="0.0000142784442789577" calcext:value-type="float">
            <text:p>1.42784442789577E-05</text:p>
          </table:table-cell>
          <table:table-cell table:style-name="ce13" table:formula="of:=[.H7]/[.H2]" office:value-type="float" office:value="0.00000373303236326851" calcext:value-type="float">
            <text:p>3.73303236326851E-06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,000</text:p>
          </table:table-cell>
          <table:table-cell table:style-name="ce21" office:value-type="float" office:value="6.380811" calcext:value-type="float" table:number-columns-spanned="1" table:number-rows-spanned="3">
            <text:p>6.380811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38352" calcext:value-type="float">
            <text:p>0.000038352</text:p>
          </table:table-cell>
          <table:table-cell table:style-name="ce12" office:value-type="float" office:value="0.000210284" calcext:value-type="float">
            <text:p>0.000210284</text:p>
          </table:table-cell>
          <table:table-cell table:style-name="ce12" office:value-type="float" office:value="0.001394066" calcext:value-type="float">
            <text:p>0.001394066</text:p>
          </table:table-cell>
          <table:table-cell table:style-name="ce12" office:value-type="float" office:value="0.001954632" calcext:value-type="float">
            <text:p>0.001954632</text:p>
          </table:table-cell>
          <table:table-cell table:style-name="ce12" office:value-type="float" office:value="0.004164852" calcext:value-type="float">
            <text:p>0.004164852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76.82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9]/[.E9]" office:value-type="float" office:value="0.182381921591752" calcext:value-type="float">
            <text:p>0.182381921591752</text:p>
          </table:table-cell>
          <table:table-cell table:style-name="ce13" table:formula="of:=[.D9]/[.F9]" office:value-type="float" office:value="0.0275108925976245" calcext:value-type="float">
            <text:p>0.027510892597625</text:p>
          </table:table-cell>
          <table:table-cell table:style-name="ce13" table:formula="of:=[.D9]/[.G9]" office:value-type="float" office:value="0.0196210846849944" calcext:value-type="float">
            <text:p>0.019621084684995</text:p>
          </table:table-cell>
          <table:table-cell table:style-name="ce13" table:formula="of:=[.D9]/[.H9]" office:value-type="float" office:value="0.00920849048177462" calcext:value-type="float">
            <text:p>0.009208490481775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128.27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10]/[.E2]" office:value-type="float" office:value="0.182381921591752" calcext:value-type="float">
            <text:p>0.182381921591752</text:p>
          </table:table-cell>
          <table:table-cell table:style-name="ce13" table:formula="of:=[.F10]/[.F2]" office:value-type="float" office:value="0.00171943078735153" calcext:value-type="float">
            <text:p>0.001719430787352</text:p>
          </table:table-cell>
          <table:table-cell table:style-name="ce13" table:formula="of:=[.G10]/[.G2]" office:value-type="float" office:value="0.000613158896406075" calcext:value-type="float">
            <text:p>0.000613158896406</text:p>
          </table:table-cell>
          <table:table-cell table:style-name="ce13" table:formula="of:=[.H10]/[.H2]" office:value-type="float" office:value="0.000143882663777728" calcext:value-type="float">
            <text:p>0.000143882663778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,000,000</text:p>
          </table:table-cell>
          <table:table-cell table:style-name="ce21" office:value-type="float" office:value="6.37764" calcext:value-type="float" table:number-columns-spanned="1" table:number-rows-spanned="3">
            <text:p>6.37764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0.034519369" calcext:value-type="float">
            <text:p>0.034519369</text:p>
          </table:table-cell>
          <table:table-cell table:style-name="ce12" office:value-type="float" office:value="0.051722141" calcext:value-type="float">
            <text:p>0.051722141</text:p>
          </table:table-cell>
          <table:table-cell table:style-name="ce12" office:value-type="float" office:value="0.01468867" calcext:value-type="float">
            <text:p>0.01468867</text:p>
          </table:table-cell>
          <table:table-cell table:style-name="ce12" office:value-type="float" office:value="0.017754046" calcext:value-type="float">
            <text:p>0.017754046</text:p>
          </table:table-cell>
          <table:table-cell table:style-name="ce12" office:value-type="float" office:value="0.020144136" calcext:value-type="float">
            <text:p>0.020144136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115.2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12]/[.E12]" office:value-type="float" office:value="0.667400233876629" calcext:value-type="float">
            <text:p>0.667400233876629</text:p>
          </table:table-cell>
          <table:table-cell table:style-name="ce13" table:formula="of:=[.D12]/[.F12]" office:value-type="float" office:value="2.35006770524493" calcext:value-type="float">
            <text:p>2.35006770524493</text:p>
          </table:table-cell>
          <table:table-cell table:style-name="ce13" table:formula="of:=[.D12]/[.G12]" office:value-type="float" office:value="1.94430998995947" calcext:value-type="float">
            <text:p>1.94430998995947</text:p>
          </table:table-cell>
          <table:table-cell table:style-name="ce13" table:formula="of:=[.D12]/[.H12]" office:value-type="float" office:value="1.71361874244693" calcext:value-type="float">
            <text:p>1.71361874244693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166.68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13]/[.E2]" office:value-type="float" office:value="0.667400233876629" calcext:value-type="float">
            <text:p>0.667400233876629</text:p>
          </table:table-cell>
          <table:table-cell table:style-name="ce13" table:formula="of:=[.F13]/[.F2]" office:value-type="float" office:value="0.146879231577808" calcext:value-type="float">
            <text:p>0.146879231577808</text:p>
          </table:table-cell>
          <table:table-cell table:style-name="ce13" table:formula="of:=[.G13]/[.G2]" office:value-type="float" office:value="0.0607596871862335" calcext:value-type="float">
            <text:p>0.060759687186234</text:p>
          </table:table-cell>
          <table:table-cell table:style-name="ce13" table:formula="of:=[.H13]/[.H2]" office:value-type="float" office:value="0.0267752928507333" calcext:value-type="float">
            <text:p>0.026775292850733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,000,000,000</text:p>
          </table:table-cell>
          <table:table-cell table:style-name="ce21" office:value-type="float" office:value="6.377636" calcext:value-type="float" table:number-columns-spanned="1" table:number-rows-spanned="3">
            <text:p>6.377636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9.274652015" calcext:value-type="float">
            <text:p>9.274652015</text:p>
          </table:table-cell>
          <table:table-cell table:style-name="ce12" office:value-type="float" office:value="24.350556633" calcext:value-type="float">
            <text:p>24.350556633</text:p>
          </table:table-cell>
          <table:table-cell table:style-name="ce12" office:value-type="float" office:value="3.492434143" calcext:value-type="float">
            <text:p>3.492434143</text:p>
          </table:table-cell>
          <table:table-cell table:style-name="ce12" office:value-type="float" office:value="3.462034732" calcext:value-type="float">
            <text:p>3.462034732</text:p>
          </table:table-cell>
          <table:table-cell table:style-name="ce12" office:value-type="float" office:value="3.398725746" calcext:value-type="float">
            <text:p>3.398725746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153.61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15]/[.E15]" office:value-type="float" office:value="0.380880492991727" calcext:value-type="float">
            <text:p>0.380880492991727</text:p>
          </table:table-cell>
          <table:table-cell table:style-name="ce13" table:formula="of:=[.D15]/[.F15]" office:value-type="float" office:value="2.6556412047424" calcext:value-type="float">
            <text:p>2.6556412047424</text:p>
          </table:table-cell>
          <table:table-cell table:style-name="ce13" table:formula="of:=[.D15]/[.G15]" office:value-type="float" office:value="2.67895984094939" calcext:value-type="float">
            <text:p>2.67895984094939</text:p>
          </table:table-cell>
          <table:table-cell table:style-name="ce13" table:formula="of:=[.D15]/[.H15]" office:value-type="float" office:value="2.72886155227895" calcext:value-type="float">
            <text:p>2.72886155227895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205.06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16]/[.E2]" office:value-type="float" office:value="0.380880492991727" calcext:value-type="float">
            <text:p>0.380880492991727</text:p>
          </table:table-cell>
          <table:table-cell table:style-name="ce13" table:formula="of:=[.F16]/[.F2]" office:value-type="float" office:value="0.1659775752964" calcext:value-type="float">
            <text:p>0.1659775752964</text:p>
          </table:table-cell>
          <table:table-cell table:style-name="ce13" table:formula="of:=[.G16]/[.G2]" office:value-type="float" office:value="0.0837174950296686" calcext:value-type="float">
            <text:p>0.083717495029669</text:p>
          </table:table-cell>
          <table:table-cell table:style-name="ce13" table:formula="of:=[.H16]/[.H2]" office:value-type="float" office:value="0.0426384617543586" calcext:value-type="float">
            <text:p>0.042638461754359</text:p>
          </table:table-cell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3" draw:text-style-name="P3" svg:width="144.77pt" svg:height="50.49pt" svg:x="112.79pt" svg:y="175.07pt" draw:caption-point-x="-17.29pt" draw:caption-point-y="42.8pt">
              <dc:date>2019-06-11T00:00:00</dc:date>
              <text:p text:style-name="P2"><text:span text:style-name="T1">Create a combinated graph with the results of this n</text:span></text:p>
            </office:annotation>
            <text:p>10,000,000,000</text:p>
          </table:table-cell>
          <table:table-cell table:style-name="ce21" office:value-type="float" office:value="6.377636" calcext:value-type="float" table:number-columns-spanned="1" table:number-rows-spanned="3">
            <text:p>6.377636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92.525373168" calcext:value-type="float">
            <text:p>92.525373168</text:p>
          </table:table-cell>
          <table:table-cell table:style-name="ce12" office:value-type="float" office:value="235.323265125" calcext:value-type="float">
            <text:p>235.323265125</text:p>
          </table:table-cell>
          <table:table-cell table:style-name="ce12" office:value-type="float" office:value="33.881362281" calcext:value-type="float">
            <text:p>33.881362281</text:p>
          </table:table-cell>
          <table:table-cell table:style-name="ce12" office:value-type="float" office:value="33.785496064" calcext:value-type="float">
            <text:p>33.785496064</text:p>
          </table:table-cell>
          <table:table-cell table:style-name="ce12" office:value-type="float" office:value="33.483725108" calcext:value-type="float">
            <text:p>33.483725108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192.02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18]/[.E18]" office:value-type="float" office:value="0.393184129579589" calcext:value-type="float">
            <text:p>0.393184129579589</text:p>
          </table:table-cell>
          <table:table-cell table:style-name="ce13" table:formula="of:=[.D18]/[.F18]" office:value-type="float" office:value="2.73086342870831" calcext:value-type="float">
            <text:p>2.73086342870831</text:p>
          </table:table-cell>
          <table:table-cell table:style-name="ce13" table:formula="of:=[.D18]/[.G18]" office:value-type="float" office:value="2.7386122433345" calcext:value-type="float">
            <text:p>2.7386122433345</text:p>
          </table:table-cell>
          <table:table-cell table:style-name="ce13" table:formula="of:=[.D18]/[.H18]" office:value-type="float" office:value="2.76329389485681" calcext:value-type="float">
            <text:p>2.76329389485681</text:p>
          </table:table-cell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243.47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19]/[.E2]" office:value-type="float" office:value="0.393184129579589" calcext:value-type="float">
            <text:p>0.393184129579589</text:p>
          </table:table-cell>
          <table:table-cell table:style-name="ce13" table:formula="of:=[.F19]/[.F2]" office:value-type="float" office:value="0.170678964294269" calcext:value-type="float">
            <text:p>0.170678964294269</text:p>
          </table:table-cell>
          <table:table-cell table:style-name="ce13" table:formula="of:=[.G19]/[.G2]" office:value-type="float" office:value="0.0855816326042032" calcext:value-type="float">
            <text:p>0.085581632604203</text:p>
          </table:table-cell>
          <table:table-cell table:style-name="ce13" table:formula="of:=[.H19]/[.H2]" office:value-type="float" office:value="0.0431764671071376" calcext:value-type="float">
            <text:p>0.04317646710713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edup</text:p>
          </table:table-cell>
          <table:table-cell table:style-name="ce41" table:formula="of:=[.E4]" office:value-type="float" office:value="0.00214811309374681" calcext:value-type="float">
            <text:p>0.002148113</text:p>
          </table:table-cell>
          <table:table-cell table:style-name="ce41" table:formula="of:=[.F4]" office:value-type="float" office:value="0.000435197004190299" calcext:value-type="float">
            <text:p>0.000435197</text:p>
          </table:table-cell>
          <table:table-cell table:style-name="ce41" table:formula="of:=[.G4]" office:value-type="float" office:value="0.000244509881790298" calcext:value-type="float">
            <text:p>0.000244510</text:p>
          </table:table-cell>
          <table:table-cell table:style-name="ce41" table:formula="of:=[.H4]" office:value-type="float" office:value="0.000103328033029263" calcext:value-type="float">
            <text:p>0.0001033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fficiency</text:p>
          </table:table-cell>
          <table:table-cell table:formula="of:=[.E5]" office:value-type="float" office:value="0.00214811309374681" calcext:value-type="float">
            <text:p>0.002148113093747</text:p>
          </table:table-cell>
          <table:table-cell table:formula="of:=[.F5]" office:value-type="float" office:value="0.0000271998127618937" calcext:value-type="float">
            <text:p>2.71998127618937E-05</text:p>
          </table:table-cell>
          <table:table-cell table:formula="of:=[.G5]" office:value-type="float" office:value="0.00000764093380594682" calcext:value-type="float">
            <text:p>7.64093380594682E-06</text:p>
          </table:table-cell>
          <table:table-cell table:formula="of:=[.H5]" office:value-type="float" office:value="0.00000161450051608223" calcext:value-type="float">
            <text:p>1.61450051608223E-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edup</text:p>
          </table:table-cell>
          <table:table-cell table:formula="of:=[.E7]" office:value-type="float" office:value="0.00468039405470625" calcext:value-type="float">
            <text:p>0.004680394054706</text:p>
          </table:table-cell>
          <table:table-cell table:formula="of:=[.F7]" office:value-type="float" office:value="0.000950199326515945" calcext:value-type="float">
            <text:p>0.000950199326516</text:p>
          </table:table-cell>
          <table:table-cell table:formula="of:=[.G7]" office:value-type="float" office:value="0.000456910216926647" calcext:value-type="float">
            <text:p>0.000456910216927</text:p>
          </table:table-cell>
          <table:table-cell table:formula="of:=[.H7]" office:value-type="float" office:value="0.000238914071249184" calcext:value-type="float">
            <text:p>0.0002389140712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fficiency</text:p>
          </table:table-cell>
          <table:table-cell table:formula="of:=[.E8]" office:value-type="float" office:value="0.00468039405470625" calcext:value-type="float">
            <text:p>0.004680394054706</text:p>
          </table:table-cell>
          <table:table-cell table:formula="of:=[.F8]" office:value-type="float" office:value="0.0000593874579072466" calcext:value-type="float">
            <text:p>5.93874579072466E-05</text:p>
          </table:table-cell>
          <table:table-cell table:formula="of:=[.G8]" office:value-type="float" office:value="0.0000142784442789577" calcext:value-type="float">
            <text:p>1.42784442789577E-05</text:p>
          </table:table-cell>
          <table:table-cell table:formula="of:=[.H8]" office:value-type="float" office:value="0.00000373303236326851" calcext:value-type="float">
            <text:p>3.73303236326851E-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edup</text:p>
          </table:table-cell>
          <table:table-cell table:formula="of:=[.E10]" office:value-type="float" office:value="0.182381921591752" calcext:value-type="float">
            <text:p>0.182381921591752</text:p>
          </table:table-cell>
          <table:table-cell table:formula="of:=[.F10]" office:value-type="float" office:value="0.0275108925976245" calcext:value-type="float">
            <text:p>0.027510892597625</text:p>
          </table:table-cell>
          <table:table-cell table:formula="of:=[.G10]" office:value-type="float" office:value="0.0196210846849944" calcext:value-type="float">
            <text:p>0.019621084684995</text:p>
          </table:table-cell>
          <table:table-cell table:formula="of:=[.H10]" office:value-type="float" office:value="0.00920849048177462" calcext:value-type="float">
            <text:p>0.0092084904817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fficiency</text:p>
          </table:table-cell>
          <table:table-cell table:formula="of:=[.E11]" office:value-type="float" office:value="0.182381921591752" calcext:value-type="float">
            <text:p>0.182381921591752</text:p>
          </table:table-cell>
          <table:table-cell table:formula="of:=[.F11]" office:value-type="float" office:value="0.00171943078735153" calcext:value-type="float">
            <text:p>0.001719430787352</text:p>
          </table:table-cell>
          <table:table-cell table:formula="of:=[.G11]" office:value-type="float" office:value="0.000613158896406075" calcext:value-type="float">
            <text:p>0.000613158896406</text:p>
          </table:table-cell>
          <table:table-cell table:formula="of:=[.H11]" office:value-type="float" office:value="0.000143882663777728" calcext:value-type="float">
            <text:p>0.000143882663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edup</text:p>
          </table:table-cell>
          <table:table-cell table:formula="of:=[.E13]" office:value-type="float" office:value="0.667400233876629" calcext:value-type="float">
            <text:p>0.667400233876629</text:p>
          </table:table-cell>
          <table:table-cell table:formula="of:=[.F13]" office:value-type="float" office:value="2.35006770524493" calcext:value-type="float">
            <text:p>2.35006770524493</text:p>
          </table:table-cell>
          <table:table-cell table:formula="of:=[.G13]" office:value-type="float" office:value="1.94430998995947" calcext:value-type="float">
            <text:p>1.94430998995947</text:p>
          </table:table-cell>
          <table:table-cell table:formula="of:=[.H13]" office:value-type="float" office:value="1.71361874244693" calcext:value-type="float">
            <text:p>1.713618742446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fficiency</text:p>
          </table:table-cell>
          <table:table-cell table:formula="of:=[.E14]" office:value-type="float" office:value="0.667400233876629" calcext:value-type="float">
            <text:p>0.667400233876629</text:p>
          </table:table-cell>
          <table:table-cell table:formula="of:=[.F14]" office:value-type="float" office:value="0.146879231577808" calcext:value-type="float">
            <text:p>0.146879231577808</text:p>
          </table:table-cell>
          <table:table-cell table:formula="of:=[.G14]" office:value-type="float" office:value="0.0607596871862335" calcext:value-type="float">
            <text:p>0.060759687186234</text:p>
          </table:table-cell>
          <table:table-cell table:formula="of:=[.H14]" office:value-type="float" office:value="0.0267752928507333" calcext:value-type="float">
            <text:p>0.0267752928507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edup</text:p>
          </table:table-cell>
          <table:table-cell table:formula="of:=[.E16]" office:value-type="float" office:value="0.380880492991727" calcext:value-type="float">
            <text:p>0.380880492991727</text:p>
          </table:table-cell>
          <table:table-cell table:formula="of:=[.F16]" office:value-type="float" office:value="2.6556412047424" calcext:value-type="float">
            <text:p>2.6556412047424</text:p>
          </table:table-cell>
          <table:table-cell table:formula="of:=[.G16]" office:value-type="float" office:value="2.67895984094939" calcext:value-type="float">
            <text:p>2.67895984094939</text:p>
          </table:table-cell>
          <table:table-cell table:formula="of:=[.H16]" office:value-type="float" office:value="2.72886155227895" calcext:value-type="float">
            <text:p>2.728861552278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fficiency</text:p>
          </table:table-cell>
          <table:table-cell table:formula="of:=[.E17]" office:value-type="float" office:value="0.380880492991727" calcext:value-type="float">
            <text:p>0.380880492991727</text:p>
          </table:table-cell>
          <table:table-cell table:formula="of:=[.F17]" office:value-type="float" office:value="0.1659775752964" calcext:value-type="float">
            <text:p>0.1659775752964</text:p>
          </table:table-cell>
          <table:table-cell table:formula="of:=[.G17]" office:value-type="float" office:value="0.0837174950296686" calcext:value-type="float">
            <text:p>0.083717495029669</text:p>
          </table:table-cell>
          <table:table-cell table:formula="of:=[.H17]" office:value-type="float" office:value="0.0426384617543586" calcext:value-type="float">
            <text:p>0.0426384617543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edup</text:p>
          </table:table-cell>
          <table:table-cell table:formula="of:=[.E19]" office:value-type="float" office:value="0.393184129579589" calcext:value-type="float">
            <text:p>0.393184129579589</text:p>
          </table:table-cell>
          <table:table-cell table:formula="of:=[.F19]" office:value-type="float" office:value="2.73086342870831" calcext:value-type="float">
            <text:p>2.73086342870831</text:p>
          </table:table-cell>
          <table:table-cell table:formula="of:=[.G19]" office:value-type="float" office:value="2.7386122433345" calcext:value-type="float">
            <text:p>2.7386122433345</text:p>
          </table:table-cell>
          <table:table-cell table:formula="of:=[.H19]" office:value-type="float" office:value="2.76329389485681" calcext:value-type="float">
            <text:p>2.763293894856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fficiency</text:p>
          </table:table-cell>
          <table:table-cell table:formula="of:=[.E20]" office:value-type="float" office:value="0.393184129579589" calcext:value-type="float">
            <text:p>0.393184129579589</text:p>
          </table:table-cell>
          <table:table-cell table:formula="of:=[.F20]" office:value-type="float" office:value="0.170678964294269" calcext:value-type="float">
            <text:p>0.170678964294269</text:p>
          </table:table-cell>
          <table:table-cell table:formula="of:=[.G20]" office:value-type="float" office:value="0.0855816326042032" calcext:value-type="float">
            <text:p>0.085581632604203</text:p>
          </table:table-cell>
          <table:table-cell table:formula="of:=[.H20]" office:value-type="float" office:value="0.0431764671071376" calcext:value-type="float">
            <text:p>0.043176467107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8" loext:min-decimal-places="8" number:min-integer-digits="1" number:grouping="true"/>
    </number:number-style>
    <number:number-style style:name="N130">
      <number:number number:decimal-places="9" loext:min-decimal-places="9" number:min-integer-digits="1" number:grouping="true"/>
    </number:number-style>
    <number:number-style style:name="N131">
      <number:number number:decimal-places="10" loext:min-decimal-places="10" number:min-integer-digits="1" number:grouping="true"/>
    </number:number-style>
    <number:number-style style:name="N132">
      <number:number number:decimal-places="11" loext:min-decimal-places="11" number:min-integer-digits="1" number:grouping="true"/>
    </number:number-style>
    <number:number-style style:name="N133">
      <number:number number:decimal-places="12" loext:min-decimal-places="12" number:min-integer-digits="1" number:grouping="true"/>
    </number:number-style>
    <number:number-style style:name="N134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00:06:00.749338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6T00:27:31.739620167</dc:date>
    <meta:editing-duration>PT1H57M8S</meta:editing-duration>
    <meta:editing-cycles>12</meta:editing-cycles>
    <meta:generator>LibreOffice/6.0.7.3$Linux_X86_64 LibreOffice_project/00m0$Build-3</meta:generator>
    <meta:document-statistic meta:table-count="1" meta:cell-count="19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9" loext:min-decimal-places="9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454cm" style:legend-expansion="high" chart:style-name="ch2"/>
        <chart:plot-area chart:style-name="ch3" table:cell-range-address="Sheet1.D22:Sheet1.H33" chart:data-source-has-labels="column" svg:x="0.32cm" svg:y="0.18cm" svg:width="12.481cm" svg:height="8.64cm">
          <chartooo:coordinate-region svg:x="2.529cm" svg:y="0.18cm" svg:width="10.132cm" svg:height="6.863cm"/>
          <chart:axis chart:dimension="x" chart:name="primary-x" chart:style-name="ch4" chartooo:axis-type="auto">
            <chartooo:date-scale/>
            <chart:categories table:cell-range-address="Sheet1.D22:Sheet1.D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2:Sheet1.E33" chart:class="chart:line">
            <chart:data-point chart:repeated="12"/>
          </chart:series>
          <chart:series chart:style-name="ch8" chart:values-cell-range-address="Sheet1.F22:Sheet1.F33" chart:class="chart:line">
            <chart:data-point chart:repeated="12"/>
          </chart:series>
          <chart:series chart:style-name="ch9" chart:values-cell-range-address="Sheet1.G22:Sheet1.G33" chart:class="chart:line">
            <chart:data-point chart:repeated="12"/>
          </chart:series>
          <chart:series chart:style-name="ch10" chart:values-cell-range-address="Sheet1.H22:Sheet1.H3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Sheet1.D22:Sheet1.D33</svg:desc>
                </draw:g>
              </table:table-cell>
              <table:table-cell office:value-type="float" office:value="0.00214811309374681">
                <text:p>0.00214811309374681</text:p>
                <draw:g>
                  <svg:desc>Sheet1.E22:Sheet1.E33</svg:desc>
                </draw:g>
              </table:table-cell>
              <table:table-cell office:value-type="float" office:value="0.000435197004190299">
                <text:p>0.000435197004190299</text:p>
                <draw:g>
                  <svg:desc>Sheet1.F22:Sheet1.F33</svg:desc>
                </draw:g>
              </table:table-cell>
              <table:table-cell office:value-type="float" office:value="0.000244509881790298">
                <text:p>0.000244509881790298</text:p>
                <draw:g>
                  <svg:desc>Sheet1.G22:Sheet1.G33</svg:desc>
                </draw:g>
              </table:table-cell>
              <table:table-cell office:value-type="float" office:value="0.000103328033029263">
                <text:p>0.000103328033029263</text:p>
                <draw:g>
                  <svg:desc>Sheet1.H22:Sheet1.H33</svg:desc>
                </draw:g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00214811309374681">
                <text:p>0.00214811309374681</text:p>
              </table:table-cell>
              <table:table-cell office:value-type="float" office:value="0.0000271998127618937">
                <text:p>0.0000271998127618937</text:p>
              </table:table-cell>
              <table:table-cell office:value-type="float" office:value="0.00000764093380594682">
                <text:p>0.00000764093380594682</text:p>
              </table:table-cell>
              <table:table-cell office:value-type="float" office:value="0.00000161450051608223">
                <text:p>0.00000161450051608223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0.00468039405470625">
                <text:p>0.00468039405470625</text:p>
              </table:table-cell>
              <table:table-cell office:value-type="float" office:value="0.000950199326515945">
                <text:p>0.000950199326515945</text:p>
              </table:table-cell>
              <table:table-cell office:value-type="float" office:value="0.000456910216926647">
                <text:p>0.000456910216926647</text:p>
              </table:table-cell>
              <table:table-cell office:value-type="float" office:value="0.000238914071249184">
                <text:p>0.000238914071249184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00468039405470625">
                <text:p>0.00468039405470625</text:p>
              </table:table-cell>
              <table:table-cell office:value-type="float" office:value="0.0000593874579072466">
                <text:p>0.0000593874579072466</text:p>
              </table:table-cell>
              <table:table-cell office:value-type="float" office:value="0.0000142784442789577">
                <text:p>0.0000142784442789577</text:p>
              </table:table-cell>
              <table:table-cell office:value-type="float" office:value="0.00000373303236326851">
                <text:p>0.00000373303236326851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0.182381921591752">
                <text:p>0.182381921591752</text:p>
              </table:table-cell>
              <table:table-cell office:value-type="float" office:value="0.0275108925976245">
                <text:p>0.0275108925976245</text:p>
              </table:table-cell>
              <table:table-cell office:value-type="float" office:value="0.0196210846849944">
                <text:p>0.0196210846849944</text:p>
              </table:table-cell>
              <table:table-cell office:value-type="float" office:value="0.00920849048177462">
                <text:p>0.00920849048177462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182381921591752">
                <text:p>0.182381921591752</text:p>
              </table:table-cell>
              <table:table-cell office:value-type="float" office:value="0.00171943078735153">
                <text:p>0.00171943078735153</text:p>
              </table:table-cell>
              <table:table-cell office:value-type="float" office:value="0.000613158896406075">
                <text:p>0.000613158896406075</text:p>
              </table:table-cell>
              <table:table-cell office:value-type="float" office:value="0.000143882663777728">
                <text:p>0.000143882663777728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0.667400233876629">
                <text:p>0.667400233876629</text:p>
              </table:table-cell>
              <table:table-cell office:value-type="float" office:value="2.35006770524493">
                <text:p>2.35006770524493</text:p>
              </table:table-cell>
              <table:table-cell office:value-type="float" office:value="1.94430998995947">
                <text:p>1.94430998995947</text:p>
              </table:table-cell>
              <table:table-cell office:value-type="float" office:value="1.71361874244693">
                <text:p>1.71361874244693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667400233876629">
                <text:p>0.667400233876629</text:p>
              </table:table-cell>
              <table:table-cell office:value-type="float" office:value="0.146879231577808">
                <text:p>0.146879231577808</text:p>
              </table:table-cell>
              <table:table-cell office:value-type="float" office:value="0.0607596871862335">
                <text:p>0.0607596871862335</text:p>
              </table:table-cell>
              <table:table-cell office:value-type="float" office:value="0.0267752928507333">
                <text:p>0.0267752928507333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0.380880492991727">
                <text:p>0.380880492991727</text:p>
              </table:table-cell>
              <table:table-cell office:value-type="float" office:value="2.6556412047424">
                <text:p>2.6556412047424</text:p>
              </table:table-cell>
              <table:table-cell office:value-type="float" office:value="2.67895984094939">
                <text:p>2.67895984094939</text:p>
              </table:table-cell>
              <table:table-cell office:value-type="float" office:value="2.72886155227895">
                <text:p>2.72886155227895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380880492991727">
                <text:p>0.380880492991727</text:p>
              </table:table-cell>
              <table:table-cell office:value-type="float" office:value="0.1659775752964">
                <text:p>0.1659775752964</text:p>
              </table:table-cell>
              <table:table-cell office:value-type="float" office:value="0.0837174950296686">
                <text:p>0.0837174950296686</text:p>
              </table:table-cell>
              <table:table-cell office:value-type="float" office:value="0.0426384617543586">
                <text:p>0.0426384617543586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0.393184129579589">
                <text:p>0.393184129579589</text:p>
              </table:table-cell>
              <table:table-cell office:value-type="float" office:value="2.73086342870831">
                <text:p>2.73086342870831</text:p>
              </table:table-cell>
              <table:table-cell office:value-type="float" office:value="2.7386122433345">
                <text:p>2.7386122433345</text:p>
              </table:table-cell>
              <table:table-cell office:value-type="float" office:value="2.76329389485681">
                <text:p>2.76329389485681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0.393184129579589">
                <text:p>0.393184129579589</text:p>
              </table:table-cell>
              <table:table-cell office:value-type="float" office:value="0.170678964294269">
                <text:p>0.170678964294269</text:p>
              </table:table-cell>
              <table:table-cell office:value-type="float" office:value="0.0855816326042032">
                <text:p>0.0855816326042032</text:p>
              </table:table-cell>
              <table:table-cell office:value-type="float" office:value="0.0431764671071376">
                <text:p>0.0431764671071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